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4.722cm"/>
    </style:style>
    <style:style style:name="co7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 office:value-type="string">
            <text:p>Blender Animation name</text:p>
          </table:table-cell>
          <table:table-cell table:style-name="ce10" office:value-type="string">
            <text:p>Legend</text:p>
          </table:table-cell>
          <table:table-cell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/>
          <table:table-cell table:style-name="ce11" office:value-type="string">
            <text:p>Not 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 table:number-columns-repeated="2"/>
          <table:table-cell table:style-name="ce12" office:value-type="string">
            <text:p>Available, but needs work. Like particle effects, etc.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2"/>
          <table:table-cell table:style-name="ce13" office:value-type="string">
            <text:p>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4"/>
        </table:table-row>
        <table:table-row table:style-name="ro1">
          <table:table-cell office:value-type="string">
            <text:p><text:tab/>//&lt;/SB&gt;</text:p>
          </table:table-cell>
          <table:table-cell table:number-columns-repeated="5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4"/>
        </table:table-row>
        <table:table-row table:style-name="ro1">
          <table:table-cell office:value-type="string">
            <text:p><text:tab/>//roll over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5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TANDING ]<text:tab/><text:tab/><text:tab/><text:tab/><text:tab/><text:tab/><text:tab/><text:tab/><text:tab/></text:p>
          </table:table-cell>
          <table:table-cell table:style-name="ce5" office:value-type="string">
            <text:p><text:s/>RGMPISTOLBREATH;</text:p>
          </table:table-cell>
          <table:table-cell office:value-type="string">
            <text:p>S_P_BRTH.sti</text:p>
          </table:table-cell>
          <table:table-cell office:value-type="string">
            <text:p>Standing – Pistol – Idl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office:value-type="string">
            <text:p>Standing – Empty Hands – Walk</text:p>
          </table:table-cell>
          <table:table-cell office:value-type="string">
            <text:p>Standing – Pistol – Walk</text:p>
          </table:table-cell>
          <table:table-cell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TANDING_BURST ]<text:tab/>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FIRE_STAND_BURST_SPREAD ]<text:tab/></text:p>
          </table:table-cell>
          <table:table-cell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EADY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TANDING_SHOOT_UNJAM ]<text:tab/><text:tab/><text:tab/></text:p>
          </table:table-cell>
          <table:table-cell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CROUCH_SHOOT_UNJAM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PRONE_SHOOT_UNJAM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CROUCHED_BURST ]<text:tab/>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PRONE_BURST ]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WALKING_WEAPON_RDY ]<text:tab/><text:tab/><text:tab/><text:tab/></text:p>
          </table:table-cell>
          <table:table-cell office:value-type="string">
            <text:p><text:s/>RGMWALK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WALKING_ALTERNATIVE_RDY ]<text:tab/><text:tab/><text:tab/></text:p>
          </table:table-cell>
          <table:table-cell office:value-type="string">
            <text:p><text:s/>RGMWALK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7">07.09.2020</text:date>, <text:time>20:27:4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9-07T20:27:46.37</dc:date>
    <meta:editing-duration>PT10H18M57S</meta:editing-duration>
    <meta:editing-cycles>52</meta:editing-cycles>
    <meta:generator>OpenOffice/4.1.3$Win32 OpenOffice.org_project/413m1$Build-9783</meta:generator>
    <meta:document-statistic meta:table-count="3" meta:cell-count="879" meta:object-count="0"/>
  </office:meta>
</office:document-meta>
</file>